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Initializer.initializeConfig( boolean isReinitializ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onfigurationInitializ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Initializer.addSystemProperties( ResourceBundle theBundle , boolean isReinitializ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figurationInitializer.initialize( boolean isReinitializ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ationInitializer.initializeLoggingConfig( boolean isReinitializ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